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d2f17" officeooo:paragraph-rsid="001d2f17"/>
    </style:style>
    <style:style style:name="P2" style:family="paragraph" style:parent-style-name="Standard">
      <style:text-properties officeooo:rsid="001d33b8" officeooo:paragraph-rsid="001d33b8"/>
    </style:style>
    <style:style style:name="P3" style:family="paragraph" style:parent-style-name="Text_20_body">
      <style:text-properties officeooo:paragraph-rsid="001e99ed"/>
    </style:style>
    <style:style style:name="P4" style:family="paragraph" style:parent-style-name="Standard">
      <style:text-properties fo:font-size="18pt" fo:font-weight="bold" officeooo:paragraph-rsid="001e99ed" style:font-size-asian="18pt" style:font-weight-asian="bold" style:font-size-complex="18pt" style:font-weight-complex="bold"/>
    </style:style>
    <style:style style:name="P5" style:family="paragraph" style:parent-style-name="Standard">
      <style:text-properties officeooo:rsid="001e99ed" officeooo:paragraph-rsid="001e99ed"/>
    </style:style>
    <style:style style:name="P6" style:family="paragraph" style:parent-style-name="Text_20_body">
      <style:paragraph-properties fo:text-align="center" style:justify-single-word="false"/>
      <style:text-properties fo:font-size="28pt" fo:font-weight="bold" officeooo:rsid="001fc8ab" officeooo:paragraph-rsid="001d33b8" style:font-size-asian="28pt" style:font-weight-asian="bold" style:font-size-complex="28pt" style:font-weight-complex="bold"/>
    </style:style>
    <style:style style:name="P7" style:family="paragraph" style:parent-style-name="Text_20_body">
      <style:paragraph-properties fo:margin-top="0in" fo:margin-bottom="0in" style:contextual-spacing="false"/>
    </style:style>
    <style:style style:name="P8" style:family="paragraph" style:parent-style-name="Text_20_body">
      <style:paragraph-properties fo:margin-top="0in" fo:margin-bottom="0in" style:contextual-spacing="false"/>
      <style:text-properties officeooo:rsid="00203d80" officeooo:paragraph-rsid="00203d80"/>
    </style:style>
    <style:style style:name="P9" style:family="paragraph" style:parent-style-name="Text_20_body">
      <style:text-properties officeooo:paragraph-rsid="00206e13"/>
    </style:style>
    <style:style style:name="P10" style:family="paragraph" style:parent-style-name="Standard">
      <style:text-properties fo:color="#000000" loext:opacity="100%" officeooo:rsid="001d2f17" officeooo:paragraph-rsid="001d2f17"/>
    </style:style>
    <style:style style:name="P11" style:family="paragraph" style:parent-style-name="Heading_20_1">
      <style:text-properties officeooo:rsid="00180427" officeooo:paragraph-rsid="001e99ed"/>
    </style:style>
    <style:style style:name="P12" style:family="paragraph" style:parent-style-name="Heading_20_1">
      <style:text-properties officeooo:paragraph-rsid="001e99ed"/>
    </style:style>
    <style:style style:name="P13" style:family="paragraph" style:parent-style-name="Heading_20_2">
      <style:text-properties officeooo:rsid="00180427" officeooo:paragraph-rsid="001e99ed"/>
    </style:style>
    <style:style style:name="P14" style:family="paragraph" style:parent-style-name="Text_20_body" style:list-style-name="L1">
      <style:paragraph-properties fo:margin-top="0in" fo:margin-bottom="0in" style:contextual-spacing="false"/>
      <style:text-properties officeooo:paragraph-rsid="0023e236"/>
    </style:style>
    <style:style style:name="P15" style:family="paragraph" style:parent-style-name="Text_20_body" style:list-style-name="L1">
      <style:paragraph-properties fo:margin-top="0in" fo:margin-bottom="0in" style:contextual-spacing="false"/>
    </style:style>
    <style:style style:name="P16" style:family="paragraph" style:parent-style-name="Text_20_body" style:list-style-name="L1">
      <style:paragraph-properties fo:margin-top="0in" fo:margin-bottom="0in" style:contextual-spacing="false"/>
      <style:text-properties officeooo:rsid="0023e236" officeooo:paragraph-rsid="0023e236"/>
    </style:style>
    <style:style style:name="P17" style:family="paragraph" style:parent-style-name="Text_20_body" style:list-style-name="L2">
      <style:paragraph-properties fo:margin-top="0in" fo:margin-bottom="0in" style:contextual-spacing="false"/>
    </style:style>
    <style:style style:name="P18" style:family="paragraph" style:parent-style-name="Text_20_body" style:list-style-name="L2">
      <style:paragraph-properties fo:margin-top="0in" fo:margin-bottom="0in" style:contextual-spacing="false"/>
      <style:text-properties officeooo:rsid="00203d80" officeooo:paragraph-rsid="00203d80"/>
    </style:style>
    <style:style style:name="T1" style:family="text">
      <style:text-properties officeooo:rsid="00180427"/>
    </style:style>
    <style:style style:name="T2" style:family="text">
      <style:text-properties officeooo:rsid="001e99ed"/>
    </style:style>
    <style:style style:name="T3" style:family="text">
      <style:text-properties officeooo:rsid="00203d80"/>
    </style:style>
    <style:style style:name="T4" style:family="text">
      <style:text-properties fo:color="#00ff00" loext:opacity="100%"/>
    </style:style>
    <style:style style:name="T5" style:family="text">
      <style:text-properties fo:color="#ff0000" loext:opacity="100%"/>
    </style:style>
    <style:style style:name="T6" style:family="text">
      <style:text-properties officeooo:rsid="00206e13"/>
    </style:style>
    <style:style style:name="T7" style:family="text">
      <style:text-properties officeooo:rsid="0023e236"/>
    </style:style>
    <style:style style:name="T8" style:family="text">
      <style:text-properties officeooo:rsid="0026138f"/>
    </style:style>
    <style:style style:name="T9" style:family="text">
      <style:text-properties fo:color="#ccaa11" loext:opacity="10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FTP Vulnerability Test</text:p>
      <text:p text:style-name="P2">Scan: test.py<text:tab/><text:tab/><text:tab/><text:tab/><text:tab/><text:tab/><text:tab/><text:tab/><text:tab/><text:tab/>Result: <text:bookmark text:name="Grade"/><text:span text:style-name="T9">Inconclusive</text:span></text:p>
      <text:p text:style-name="P5"/>
      <text:p text:style-name="P4"><text:span text:style-name="T2">E</text:span>xecutive Summary:</text:p>
      <text:p text:style-name="P3">After conducting a security scan <text:span text:style-name="T2">and simulated attack </text:span>of <text:span text:style-name="T2">your </text:span>FTP service, results are categorized as either "Secure" or "Vulnerable."</text:p>
      <text:p text:style-name="Text_20_body"><text:span text:style-name="Strong_20_Emphasis"><text:span text:style-name="T4">Secure</text:span></text:span><text:span text:style-name="Strong_20_Emphasis"> Status:</text:span> Indicates <text:span text:style-name="T3">your</text:span> FTP service is currently safe from known threats. However, this could also mean the service was not properly connected during the <text:span text:style-name="T2">test</text:span>. Actions to take:</text:p>
      <text:list text:style-name="L1">
        <text:list-item>
          <text:p text:style-name="P16">Check step 1 of the Scan Result section. If it failed, then there is likely a connection issue.</text:p>
        </text:list-item>
        <text:list-item>
          <text:p text:style-name="P14"><text:span text:style-name="T7">V</text:span>erify <text:span text:style-name="T2">if the IP was correct, the server was on and the service was active (if available)</text:span>.</text:p>
        </text:list-item>
        <text:list-item>
          <text:p text:style-name="P15">Re-run the scan to confirm security.</text:p>
        </text:list-item>
      </text:list>
      <text:p text:style-name="P8">If the scan still returns as secure, congratulations! This computer is safe from this backdoor attack.</text:p>
      <text:p text:style-name="P7"/>
      <text:p text:style-name="Text_20_body"><text:span text:style-name="Strong_20_Emphasis"><text:span text:style-name="T5">Vulnerable</text:span></text:span><text:span text:style-name="Strong_20_Emphasis"> Status:</text:span> Signifies an immediate security risk requiring urgent action to protect our data and network. Actions to take:</text:p>
      <text:list text:style-name="L2">
        <text:list-item>
          <text:p text:style-name="P17">Update the FTP service immediately with the latest security patches.</text:p>
        </text:list-item>
        <text:list-item>
          <text:p text:style-name="P18">If no updates are possible, consider replacing/upgrading this service, as this attack presents an existential threat to the network’s safety.</text:p>
        </text:list-item>
        <text:list-item>
          <text:p text:style-name="P17"><text:span text:style-name="T3">Run antivirus software on the affected computer to confirm that no malware is present</text:span>.</text:p>
        </text:list-item>
      </text:list>
      <text:p text:style-name="Text_20_body">Regular updates are key to safeguarding <text:span text:style-name="T3">your </text:span>digital asset<text:span text:style-name="T3">s from this attack</text:span>. <text:span text:style-name="T3">An explanation of how this attack works is in the Appendix section for further reading.</text:span></text:p>
      <text:p text:style-name="P3"/>
      <text:h text:style-name="P11" text:outline-level="1">Appendix:</text:h>
      <text:h text:style-name="P13" text:outline-level="2"><text:span text:style-name="T2">FTP</text:span>:</text:h>
      <text:p text:style-name="P3">Think of FTP as the post office, but for digital files. Just like you would pack up a box with things you want to send, FTP lets you package up your digital files. Then, using the internet as the road, FTP sends these files to the exact place you want them to go. You can also use FTP to bring files from the internet to your computer, just like receiving a package at your home. <text:span text:style-name="T3">This service is among the most commonly used worldwide. </text:span><text:span text:style-name="T6">There are a few programs that host FTP services, the most common ones including Windows IIS Web Services, and VsFTP for Linux.</text:span></text:p>
      <text:h text:style-name="P13" text:outline-level="2"><text:span text:style-name="T3">Backdoor</text:span>:</text:h>
      <text:p text:style-name="P3"><text:span text:style-name="T3">A</text:span> secret way into software or a computer system that most people don't know about. Just like a hidden door in a house that lets someone sneak in without using the main entrance, a backdoor in a computer system lets someone access it without the normal, secure login. <text:span text:style-name="T3">This is used to </text:span>steal information or cause trouble without you noticing.</text:p>
      <text:h text:style-name="P13" text:outline-level="2"><text:soft-page-break/><text:span text:style-name="T3">More About This Vulnerability?</text:span>:</text:h>
      <text:p text:style-name="P9"><text:span text:style-name="T6">This vulnerability is a great demonstration on how bad actors can insert code into very popular services that create massive security risks. A specific version of </text:span>vsftpd <text:span text:style-name="T6">(2.3.4)</text:span>, a widely-used FTP server, was compromised by a backdoor secretly inserted into its source code by an anonymous hacker. This vulnerability was promptly discovered and eliminated, but not before it was downloaded by <text:span text:style-name="T6">thousands of users</text:span>. Th<text:span text:style-name="T6">is</text:span> compromised version triggers <text:span text:style-name="T6">a backdoor on your PC </text:span>on port 6200 if a username ending with the characters “:)” (a smiley face) is inputted. <text:span text:style-name="T6">While logging in, any user can insert a :) at the end of a username to trigger the exploit. FTP will say that this username is not valid, however, the computer hosting FTP will now have an open “hole” on port 6200 that not only anyone can connect to, but will immediately grant full administrative privileges over that system, effectively relinquishing complete control over the machine.</text:span></text:p>
      <text:h text:style-name="P12" text:outline-level="1"><text:span text:style-name="T2">Sc</text:span><text:span text:style-name="T1">an </text:span>Result</text:h>
      <text:p text:style-name="P5">The status of the 3 main steps <text:span text:style-name="T6">of this attack </text:span>are shown below, <text:span text:style-name="T6">all 3 working signify the validity of the attack, </text:span><text:span text:style-name="T8">while only steps 2 and 3 show that the machine is safe from the vulnerability</text:span>:</text:p>
      <text:p text:style-name="P5"/>
      <text:p text:style-name="P10"><text:bookmark text:name="FirstConnection"/>1. FAILURE - First telnet connection to port 21 failed. This means that the following connections will not work and the attack has failed. However, the fact that this first connection did not work should signify that the Server is not working as intended. Please check if the machine is off, if FTP is running, or if a firewall is blocking access.<text:line-break/></text:p>
      <text:p text:style-name="P10"><text:bookmark text:name="SecondConnection"/><text:line-break/>2. FAILURE - Second telnet connection to port 6200 failed. If the first connection succeeded, but then this one did not, congratulations! The machine is secure against this attack, meaning that either an update has patched this vulnerability or that its otherwise incompatible. The 3rd step will always fail, and if it shows as succeeded, please disregard it and/or send in a bug report!<text:line-break/></text:p>
      <text:p text:style-name="P10"><text:bookmark text:name="IfRoot"/><text:line-break/>3. FAILURE - The 'id;' telnet command did not return the user as root. The attack has failed. It is likely that steps 1 or 2 have also failed. In the event that they both passed, this step should not be showing. If steps 1 and 2 did succeed, and this did not, please update your system regardless just in case or check your firewall rules.<text:line-break/></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0T20:53:01.261030742</meta:creation-date>
    <dc:date>2024-03-13T18:57:21.376354819</dc:date>
    <meta:editing-duration>PT29M4S</meta:editing-duration>
    <meta:editing-cycles>9</meta:editing-cycles>
    <meta:generator>LibreOffice/24.2.0.3$Linux_X86_64 LibreOffice_project/420$Build-3</meta:generator>
    <meta:document-statistic meta:table-count="0" meta:image-count="0" meta:object-count="0" meta:page-count="2" meta:paragraph-count="26" meta:word-count="770" meta:character-count="4495" meta:non-whitespace-character-count="3743"/>
  </office:meta>
</office:document-meta>
</file>